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7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0" style:family="paragraph" style:parent-style-name="Standard">
      <style:text-properties officeooo:rsid="001379c4" officeooo:paragraph-rsid="001379c4"/>
    </style:style>
    <style:style style:name="P11" style:family="paragraph" style:parent-style-name="Standard">
      <style:text-properties officeooo:paragraph-rsid="001379c4"/>
    </style:style>
    <style:style style:name="P12" style:family="paragraph" style:parent-style-name="Standard">
      <style:text-properties officeooo:rsid="001551cb" officeooo:paragraph-rsid="001551cb"/>
    </style:style>
    <style:style style:name="P13" style:family="paragraph" style:parent-style-name="Standard">
      <style:text-properties officeooo:rsid="00189b45" officeooo:paragraph-rsid="00189b45"/>
    </style:style>
    <style:style style:name="P1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15" style:family="paragraph" style:parent-style-name="Standard">
      <style:text-properties officeooo:rsid="00189b45" officeooo:paragraph-rsid="00189b45"/>
    </style:style>
    <style:style style:name="P16" style:family="paragraph" style:parent-style-name="Standard">
      <style:text-properties officeooo:rsid="001aad82" officeooo:paragraph-rsid="001aad82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28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0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32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33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34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5" style:family="text">
      <style:text-properties fo:font-variant="normal" fo:text-transform="none" fo:color="#787c99" loext:opacity="100%" fo:letter-spacing="normal" loext:padding="0cm" loext:border="none"/>
    </style:style>
    <style:style style:name="T6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7" style:family="text">
      <style:text-properties officeooo:rsid="001379c4"/>
    </style:style>
    <style:style style:name="T8" style:family="text">
      <style:text-properties loext:padding="0cm" loext:border="none"/>
    </style:style>
    <style:style style:name="T9" style:family="text">
      <style:text-properties style:font-name="system-ui" fo:font-size="10.5pt" fo:font-style="normal" fo:font-weight="normal"/>
    </style:style>
    <style:style style:name="T10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17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17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18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18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6">-----------------------------------------------------------------------------</text:p>
      <text:p text:style-name="P8">02 abril 2026</text:p>
      <text:h text:style-name="P7" text:outline-level="2">Git local</text:h>
      <text:p text:style-name="P9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19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19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8">-----------------------------------------------------------------------------------------------------------------</text:p>
      <text:h text:style-name="P7" text:outline-level="2">Commit (guardado) que hice</text:h>
      <text:list text:style-name="L4">
        <text:list-item>
          <text:p text:style-name="P20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20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20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20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8">--------------------------------------------------------------------------------------------</text:p>
      <text:p text:style-name="P10">03-04-2026 <text:s/>00:01</text:p>
      <text:p text:style-name="P10"/>
      <text:p text:style-name="P11"><text:span text:style-name="T7">antes de guardar en git local me dejo esta nota: </text:span><text:span text:style-name="T6">Nota pequeña (QA)</text:span></text:p>
      <text:p text:style-name="P9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6">Si quieres el siguiente refinamiento UX (opcional), te propongo:</text:p>
      <text:list text:style-name="L5">
        <text:list-item>
          <text:p text:style-name="P21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21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0">-------------------------------------------------------------------</text:p>
      <text:p text:style-name="P10"/>
      <text:p text:style-name="P10"/>
      <text:h text:style-name="P4" text:outline-level="2"><text:soft-page-break/>Guardado en git local</text:h>
      <text:p text:style-name="P9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22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27"><text:span text:style-name="Strong_20_Emphasis"><text:span text:style-name="T1">Nuevos:</text:span></text:span><text:span text:style-name="T2"> </text:span></text:p>
          <text:p text:style-name="P29"><text:span text:style-name="T10">src/js/supabase/client.js</text:span><text:span text:style-name="T8">, </text:span></text:p>
          <text:p text:style-name="P34">src/js/supabase/auth.js</text:p>
        </text:list-item>
        <text:list-item>
          <text:p text:style-name="P22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33">✅ <text:span text:style-name="T9">Supabase Auth integrado</text:span></text:p>
        </text:list-item>
        <text:list-item>
          <text:p text:style-name="P23"><text:span text:style-name="T5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33">✅ <text:span text:style-name="T9">Validación de rol admin</text:span></text:p>
        </text:list-item>
        <text:list-item>
          <text:p text:style-name="P33">✅ <text:span text:style-name="T9">Registro con metadata y trigger server-side</text:span></text:p>
        </text:list-item>
        <text:list-item>
          <text:p text:style-name="P33">✅ <text:span text:style-name="T9">Rate limit 429 resuelto (email confirmation desactivado temporalmente)</text:span></text:p>
        </text:list-item>
      </text:list>
      <text:p text:style-name="P12">03-04-2026 20:39pm</text:p>
      <text:p text:style-name="P12"/>
      <text:p text:style-name="P12">--------------------------------------------------------------------------------------------</text:p>
      <text:h text:style-name="P5" text:outline-level="2">Guardado en git local</text:h>
      <text:p text:style-name="P9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24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24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31">Constraints, índices y validaciones listos</text:p>
        </text:list-item>
        <text:list-item>
          <text:p text:style-name="P31">RLS ya estaba correcto</text:p>
        </text:list-item>
        <text:list-item>
          <text:p text:style-name="P32">04-04-2026</text:p>
        </text:list-item>
      </text:list>
      <text:p text:style-name="P13">0:41am</text:p>
      <text:p text:style-name="P13">------------------------------------------------------------------------------------------</text:p>
      <text:p text:style-name="P13"/>
      <text:h text:style-name="P14" text:outline-level="2">Guardado en git local</text:h>
      <text:p text:style-name="P9"><text:span text:style-name="Strong_20_Emphasis"><text:span text:style-name="T1">Commit:</text:span></text:span><text:span text:style-name="T2"> </text:span><text:span text:style-name="Source_20_Text"><text:span text:style-name="T4">3100572</text:span></text:span></text:p>
      <text:list text:style-name="L9">
        <text:list-item>
          <text:p text:style-name="P26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28"><text:span text:style-name="Strong_20_Emphasis"><text:span text:style-name="T1">Nuevo:</text:span></text:span><text:span text:style-name="T2"> </text:span></text:p>
          <text:p text:style-name="P30"><text:span text:style-name="T10">src/js/supabase/products.js</text:span><text:span text:style-name="T8"> (service layer)</text:span></text:p>
        </text:list-item>
        <text:list-item>
          <text:p text:style-name="P26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16"><text:soft-page-break/>04-04-2026 6:49am</text:p>
      <text:p text:style-name="P16">----------------------------------------------------------------------------------------</text:p>
      <text:p text:style-name="P16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4T06:50:08.788495309</dc:date>
    <meta:editing-duration>PT5H2M40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3" meta:paragraph-count="59" meta:word-count="331" meta:character-count="2737" meta:non-whitespace-character-count="2492"/>
  </office:meta>
</office:document-meta>
</file>